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18p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262626" style:font-name="Calibri" fo:font-size="18pt" fo:language="ru" fo:country="RU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1a1a1a" style:font-name="Calibri" fo:font-size="18pt" fo:letter-spacing="normal" fo:language="ru" fo:country="RU" fo:font-style="normal" fo:font-weight="normal" style:font-size-asian="18pt" style:font-size-complex="18pt"/>
    </style:style>
    <style:style style:name="T1" style:family="text">
      <style:text-properties fo:font-variant="normal" fo:text-transform="none" fo:color="#1a1a1a" fo:letter-spacing="normal" fo:font-style="normal" fo:font-weight="normal"/>
    </style:style>
    <style:style style:name="T2" style:family="text">
      <style:text-properties fo:font-variant="normal" fo:text-transform="none" fo:color="#1a1a1a" fo:letter-spacing="normal" fo:language="en" fo:country="US" fo:font-style="normal" fo:font-weight="normal"/>
    </style:style>
    <style:style style:name="T3" style:family="text">
      <style:text-properties fo:font-variant="normal" fo:text-transform="none" fo:color="#1a1a1a" fo:letter-spacing="normal" fo:language="ru" fo:country="RU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Хочу представить вашему вниманию Z</text:span><text:span text:style-name="T2">OVbomb. </text:span><text:span text:style-name="T3">Цель <text:s/>игры: уничтожить бомбы и летающие объекты которые будут падать на вашу базу. Игроку надо не тать им упасть на землю и для этого он должен попадать по ним из оружия <text:s/>которое размещено на тележке. Также в пректе будет примудствовать выбор сложности.</text:span></text:p>
      <text:p text:style-name="P4"/>
      <text:p text:style-name="P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27T16:00:23.57</dc:date>
    <dc:creator>Илья Цыба</dc:creator>
    <meta:generator>OpenOffice/4.1.13$Win32 OpenOffice.org_project/4113m1$Build-9810</meta:generator>
    <meta:editing-duration>PT3H10M42S</meta:editing-duration>
    <meta:editing-cycles>13</meta:editing-cycles>
    <meta:document-statistic meta:table-count="0" meta:image-count="0" meta:object-count="0" meta:page-count="1" meta:paragraph-count="1" meta:word-count="47" meta:character-count="296"/>
  </office:meta>
</office:document-meta>
</file>